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Times New Roman" officeooo:rsid="0004dd46" officeooo:paragraph-rsid="0000006a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4dd46" officeooo:paragraph-rsid="0000006a" style:font-weight-asian="bold" style:font-weight-complex="bold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31361" officeooo:paragraph-rsid="00031361" style:font-weight-asian="bold" style:font-weight-complex="bold"/>
    </style:style>
    <style:style style:name="P4" style:family="paragraph" style:parent-style-name="Standard">
      <style:paragraph-properties fo:line-height="200%" fo:text-align="justify" style:justify-single-word="false"/>
      <style:text-properties style:font-name="Times New Roman" officeooo:rsid="00034b4b" officeooo:paragraph-rsid="0000006a"/>
    </style:style>
    <style:style style:name="T1" style:family="text">
      <style:text-properties officeooo:rsid="0004dd46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4dd46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7a2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LTS AND DISCUS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6:52:56.930522348</meta:creation-date>
    <dc:date>2017-07-03T16:54:16.193806033</dc:date>
    <meta:editing-duration>PT1M1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22" meta:non-whitespace-character-count="20"/>
  </office:meta>
</office:document-meta>
</file>